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</office:font-face-decls>
  <office:automatic-styles>
    <style:style style:name="P1" style:family="paragraph" style:parent-style-name="Standard">
      <style:paragraph-properties fo:margin-bottom="0.1111in" fo:line-height="107%"/>
      <style:text-properties style:font-name="Calibri" fo:font-size="11.0pt"/>
    </style:style>
    <style:style style:name="P2" style:family="paragraph" style:parent-style-name="Standard">
      <style:paragraph-properties fo:margin-bottom="0.1111in" fo:margin-left="0.5000in" fo:text-indent="-0.5000in" fo:line-height="107%">
        <style:tab-stops>
          <style:tab-stop style:position="0.1528in"/>
          <style:tab-stop style:position="0.5000in"/>
        </style:tab-stops>
      </style:paragraph-properties>
      <style:text-properties style:font-name="Calibri" fo:font-size="11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Proband Nummer &lt;Nr&gt;</text:span></text:p>
      <text:p text:style-name="P1"><text:span text:style-name="T1">Task 1:</text:span></text:p>
      <text:p text:style-name="P1"><text:span text:style-name="T1"><text:tab/></text:span><text:span text:style-name="T2">Notizen:</text:span></text:p>
      <text:list text:style-name="L1">
        <text:list-item>
          <text:p text:style-name="P2">Proband erkannte nicht, dass schon eine Kassette im Videorekorder war. Außerdem vergaß er das Pausieren der Kassette.</text:p>
        </text:list-item>
      </text:list>
      <text:p text:style-name="P1"><text:span text:style-name="T2"><text:tab/>Finaler Lösungsweg des Probanden:</text:span></text:p>
      <text:list text:style-name="L1">
        <text:list-item>
          <text:p text:style-name="P2"><text:span text:style-name="T2">OK, Tape-In, Play</text:span></text:p>
        </text:list-item>
      </text:list>
      <text:p text:style-name="P1"><text:span text:style-name="T1">Task 2:</text:span></text:p>
      <text:p text:style-name="P1"><text:span text:style-name="T1"><text:tab/></text:span><text:span text:style-name="T2">Notizen:</text:span></text:p>
      <text:list text:style-name="L1">
        <text:list-item>
          <text:p text:style-name="P2"><text:span text:style-name="T2">Proband war beim Vorspulen verwirrt, da er nicht wusste ob man vorher Play drücken muss und die Verarbeitung ein wenig Zeit in Anspruch genommen hat.</text:span></text:p>
        </text:list-item>
        <text:list-item>
          <text:p text:style-name="P2">Um das Vorspulen zu beenden und den Film weiterspielen zu lassen, wusste der Proband nicht was gedrückt werden muss.</text:p>
        </text:list-item>
      </text:list>
      <text:p text:style-name="P1"><text:span text:style-name="T2"><text:tab/>Finaler Lösungsweg des Probanden:</text:span></text:p>
      <text:list text:style-name="L1">
        <text:list-item>
          <text:p text:style-name="P2"><text:span text:style-name="T2">Operate, Tape-In, Play, Play, Forward, Stop, Play</text:span></text:p>
        </text:list-item>
      </text:list>
      <text:p text:style-name="P1"/>
      <text:p text:style-name="P1"><text:span text:style-name="T1">Task 3:</text:span></text:p>
      <text:p text:style-name="P1"><text:span text:style-name="T1"><text:tab/></text:span><text:span text:style-name="T2">Notizen:</text:span></text:p>
      <text:list text:style-name="L1">
        <text:list-item>
          <text:p text:style-name="P2"><text:span text:style-name="T2">Proband fühlt sich sicherer im Umgang mit dem Videorekorder und klickt sich schnell und sicher zur Lösung.</text:span></text:p>
        </text:list-item>
      </text:list>
      <text:p text:style-name="P1"><text:span text:style-name="T2"><text:tab/>Finaler Lösungsweg des Probanden:</text:span></text:p>
      <text:list text:style-name="L1">
        <text:list-item>
          <text:p text:style-name="P2">Operate, <text:span text:style-name="T2">Tape-In, Pause, Stop/Eject, Tape-In, Play</text:span></text:p>
        </text:list-item>
      </text:list>
      <text:p text:style-name="P1"/>
      <text:p text:style-name="P1"><text:span text:style-name="T1">Task 4:</text:span></text:p>
      <text:p text:style-name="P1"><text:span text:style-name="T1"><text:tab/></text:span><text:span text:style-name="T2">Notizen:</text:span></text:p>
      <text:list text:style-name="L1">
        <text:list-item>
          <text:p text:style-name="P2"><text:span text:style-name="T2">Proband hatte Probleme beim stoppen der Aufnahme, da er dachte, dass man durch ein wiederholtes drücken des Record-Buttons die Aufnahme stoppt.</text:span></text:p>
        </text:list-item>
      </text:list>
      <text:p text:style-name="P1"><text:span text:style-name="T2"><text:tab/>Finaler Lösungsweg des Probanden:</text:span></text:p>
      <text:list text:style-name="L1">
        <text:list-item>
          <text:p text:style-name="P2"><text:span text:style-name="T2">Operate, Stop/Eject, Tape-In, Record, Pause, Operate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76</meta:generator>
    <meta:initial-creator>Alex</meta:initial-creator>
  </office:meta>
</office:document-meta>
</file>